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serif1" svg:font-family="'San serif'" style:font-family-generic="swiss"/>
    <style:font-face style:name="Sans serif1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 serif" svg:font-family="'San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5.2cm"/>
    </style:style>
    <style:style style:name="gr2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48cm" fo:min-width="2.47cm"/>
    </style:style>
    <style:style style:name="gr3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4.9cm"/>
    </style:style>
    <style:style style:name="gr4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8cm" fo:min-width="1.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ccccc"/>
      <style:paragraph-properties fo:text-align="center"/>
      <style:text-properties style:font-name="Sans serif1" fo:font-weight="bold" style:font-weight-asian="bold" style:font-weight-complex="bold"/>
    </style:style>
    <style:style style:name="P3" style:family="paragraph">
      <loext:graphic-properties draw:fill="none" draw:fill-color="#cccccc"/>
      <style:paragraph-properties fo:text-align="center"/>
      <style:text-properties style:font-name="San serif1" fo:font-weight="bold" style:font-weight-asian="bold" style:font-weight-complex="bold"/>
    </style:style>
    <style:style style:name="P4" style:family="paragraph">
      <loext:graphic-properties draw:fill="none" draw:fill-color="#cccccc"/>
      <style:paragraph-properties fo:text-align="center"/>
      <style:text-properties style:font-name="Sans serif1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Sans serif1" fo:font-weight="bold" style:font-weight-asian="bold" style:font-weight-complex="bold"/>
    </style:style>
    <style:style style:name="T2" style:family="text">
      <style:text-properties style:font-name="San serif1" fo:font-weight="bold" style:font-weight-asian="bold" style:font-weight-complex="bold"/>
    </style:style>
    <style:style style:name="T3" style:family="text">
      <style:text-properties style:font-name="Sans serif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cm" svg:height="1.7cm" svg:x="4.8cm" svg:y="9.5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2cm" svg:height="2.4cm" svg:x="5.5cm" svg:y="16.3cm">
          <text:p text:style-name="P1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2cm" svg:height="2.4cm" svg:x="23.094cm" svg:y="15.893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5.4cm" svg:height="1.7cm" svg:x="20.4cm" svg:y="6.2cm">
          <text:p text:style-name="P1"><text:span text:style-name="T1">Subcateg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2cm" svg:height="2.1cm" svg:x="13.4cm" svg:y="12.3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4.2cm" svg:height="2.4cm" svg:x="9.801cm" svg:y="16.301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4cm" svg:height="1.7cm" svg:x="20.3cm" svg:y="12.5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cm" svg:y1="13.35cm" svg:x2="10.5cm" svg:y2="10.35cm" draw:start-shape="id1" draw:start-glue-point="5" draw:end-shape="id2" draw:end-glue-point="1" svg:d="M13400 13350h-1450v-3000h-1450" svg:viewBox="0 0 2901 3001">
          <text:p/>
        </draw:connector>
        <draw:connector draw:style-name="gr5" draw:text-style-name="P1" draw:layer="layout" svg:x1="20.3cm" svg:y1="13.35cm" svg:x2="17.6cm" svg:y2="13.35cm" draw:start-shape="id3" draw:start-glue-point="3" draw:end-shape="id1" draw:end-glue-point="7" svg:d="M20300 13350h-2700" svg:viewBox="0 0 2701 1">
          <text:p/>
        </draw:connector>
        <draw:custom-shape draw:style-name="gr4" draw:text-style-name="P3" xml:id="id4" draw:id="id4" draw:layer="layout" svg:width="4.2cm" svg:height="2.1cm" svg:x="5.5cm" svg:y="4.5cm">
          <text:p text:style-name="P1"><text:span text:style-name="T2">is rela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5cm" svg:y1="5.55cm" svg:x2="4.8cm" svg:y2="10.35cm" draw:start-shape="id4" draw:start-glue-point="5" draw:end-shape="id2" draw:end-glue-point="3" svg:d="M5500 5550h-1201v4800h501" svg:viewBox="0 0 1202 4801">
          <text:p/>
        </draw:connector>
        <draw:connector draw:style-name="gr5" draw:text-style-name="P1" draw:layer="layout" svg:x1="9.7cm" svg:y1="5.55cm" svg:x2="10.5cm" svg:y2="10.35cm" draw:start-shape="id4" draw:start-glue-point="7" draw:end-shape="id2" draw:end-glue-point="1" svg:d="M9700 5550h1301v4800h-501" svg:viewBox="0 0 1302 4801">
          <text:p/>
        </draw:connector>
        <draw:connector draw:style-name="gr5" draw:text-style-name="P1" draw:layer="layout" svg:x1="7.65cm" svg:y1="11.2cm" svg:x2="7.6cm" svg:y2="16.3cm" draw:start-shape="id2" draw:start-glue-point="2" draw:end-shape="id5" draw:end-glue-point="4" svg:d="M7650 11200v2550h-50v2550" svg:viewBox="0 0 51 5101">
          <text:p/>
        </draw:connector>
        <draw:connector draw:style-name="gr5" draw:text-style-name="P1" draw:layer="layout" svg:x1="7.65cm" svg:y1="11.2cm" svg:x2="11.901cm" svg:y2="16.301cm" draw:start-shape="id2" draw:start-glue-point="2" draw:end-shape="id6" draw:end-glue-point="4" svg:d="M7650 11200v2551h4251v2550" svg:viewBox="0 0 4252 5102">
          <text:p/>
        </draw:connector>
        <draw:connector draw:style-name="gr5" draw:text-style-name="P1" draw:layer="layout" svg:x1="23cm" svg:y1="14.2cm" svg:x2="25.194cm" svg:y2="15.893cm" draw:start-shape="id3" draw:start-glue-point="2" draw:end-shape="id7" draw:end-glue-point="4" svg:d="M23000 14200v847h2194v846" svg:viewBox="0 0 2195 1694">
          <text:p/>
        </draw:connector>
        <draw:custom-shape draw:style-name="gr4" draw:text-style-name="P3" xml:id="id8" draw:id="id8" draw:layer="layout" svg:width="4.2cm" svg:height="2.1cm" svg:x="20.951cm" svg:y="9.101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0.951cm" svg:y1="10.151cm" svg:x2="23cm" svg:y2="12.5cm" draw:start-shape="id8" draw:start-glue-point="5" draw:end-shape="id3" draw:end-glue-point="0" svg:d="M20951 10151h-501v1700h2550v649" svg:viewBox="0 0 2551 2350">
          <text:p/>
        </draw:connector>
        <draw:connector draw:style-name="gr5" draw:text-style-name="P1" draw:layer="layout" svg:x1="23.1cm" svg:y1="7.9cm" svg:x2="25.151cm" svg:y2="10.151cm" draw:start-shape="id9" draw:start-glue-point="2" draw:end-shape="id8" draw:end-glue-point="7" svg:d="M23100 7900v601h2553v1650h-502" svg:viewBox="0 0 2554 2252">
          <text:p/>
        </draw:connector>
        <draw:custom-shape draw:style-name="gr4" draw:text-style-name="P3" xml:id="id10" draw:id="id10" draw:layer="layout" svg:width="4.2cm" svg:height="2.1cm" svg:x="13.4cm" svg:y="6cm">
          <text:p text:style-name="P1"><text:span text:style-name="T2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3.4cm" svg:y1="7.05cm" svg:x2="10.5cm" svg:y2="10.35cm" draw:start-shape="id10" draw:start-glue-point="5" draw:end-shape="id2" draw:end-glue-point="1" svg:d="M13400 7050h-1450v3300h-1450" svg:viewBox="0 0 2901 3301">
          <text:p/>
        </draw:connector>
        <draw:connector draw:style-name="gr5" draw:text-style-name="P1" draw:layer="layout" svg:x1="20.4cm" svg:y1="7.05cm" svg:x2="17.6cm" svg:y2="7.05cm" draw:start-shape="id9" draw:start-glue-point="3" draw:end-shape="id10" draw:end-glue-point="7" svg:d="M20400 7050h-2800" svg:viewBox="0 0 2801 1">
          <text:p/>
        </draw:connector>
        <draw:custom-shape draw:style-name="gr2" draw:text-style-name="P2" xml:id="id11" draw:id="id11" draw:layer="layout" svg:width="4.2cm" svg:height="2.4cm" svg:x="23.295cm" svg:y="1.69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5.395cm" svg:y1="4.094cm" svg:x2="23.1cm" svg:y2="6.2cm" draw:start-shape="id11" draw:start-glue-point="8" draw:end-shape="id9" draw:end-glue-point="0" svg:d="M25395 4094v1054h-2295v1052" svg:viewBox="0 0 2296 2107">
          <text:p/>
        </draw:connector>
        <draw:custom-shape draw:style-name="gr2" draw:text-style-name="P4" xml:id="id12" draw:id="id12" draw:layer="layout" svg:width="4.2cm" svg:height="2.4cm" svg:x="1.202cm" svg:y="16.302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65cm" svg:y1="11.2cm" svg:x2="3.302cm" svg:y2="16.302cm" draw:start-shape="id2" draw:start-glue-point="2" draw:end-shape="id12" draw:end-glue-point="4" svg:d="M7650 11200v2551h-4348v2551" svg:viewBox="0 0 4349 5103">
          <text:p/>
        </draw:connector>
        <draw:custom-shape draw:style-name="gr2" draw:text-style-name="P4" xml:id="id13" draw:id="id13" draw:layer="layout" svg:width="4.2cm" svg:height="2.4cm" svg:x="18.403cm" svg:y="15.803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3cm" svg:y1="14.2cm" svg:x2="20.503cm" svg:y2="15.803cm" draw:start-shape="id3" draw:start-glue-point="2" draw:end-shape="id13" draw:end-glue-point="4" svg:d="M23000 14200v802h-2497v801" svg:viewBox="0 0 2498 1604">
          <text:p/>
        </draw:connector>
        <draw:custom-shape draw:style-name="gr2" draw:text-style-name="P4" xml:id="id14" draw:id="id14" draw:layer="layout" svg:width="4.2cm" svg:height="2.4cm" svg:x="18.404cm" svg:y="1.704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0.504cm" svg:y1="4.104cm" svg:x2="23.1cm" svg:y2="6.2cm" draw:start-shape="id14" draw:start-glue-point="8" draw:end-shape="id9" draw:end-glue-point="0" svg:d="M20504 4104v1049h2596v1047" svg:viewBox="0 0 2597 2097">
          <text:p/>
        </draw:connector>
        <draw:frame draw:style-name="gr6" draw:text-style-name="P5" draw:layer="layout" svg:width="0.832cm" svg:height="1.204cm" svg:x="12.9cm" svg:y="6.3cm">
          <draw:text-box>
            <text:p><text:span text:style-name="T4">*</text:span></text:p>
          </draw:text-box>
        </draw:frame>
        <draw:frame draw:style-name="gr6" draw:text-style-name="P5" draw:layer="layout" svg:width="0.832cm" svg:height="1.204cm" svg:x="17.3cm" svg:y="6.3cm">
          <draw:text-box>
            <text:p><text:span text:style-name="T4">*</text:span></text:p>
          </draw:text-box>
        </draw:frame>
        <draw:frame draw:style-name="gr6" draw:text-style-name="P7" draw:layer="layout" svg:width="0.815cm" svg:height="0.886cm" svg:x="17.4cm" svg:y="12.6cm">
          <draw:text-box>
            <text:p text:style-name="P6"><text:span text:style-name="T5">1</text:span></text:p>
          </draw:text-box>
        </draw:frame>
        <draw:frame draw:style-name="gr6" draw:text-style-name="P5" draw:layer="layout" svg:width="0.832cm" svg:height="1.204cm" svg:x="12.8cm" svg:y="12.6cm">
          <draw:text-box>
            <text:p><text:span text:style-name="T4">*</text:span></text:p>
          </draw:text-box>
        </draw:frame>
        <draw:frame draw:style-name="gr6" draw:text-style-name="P5" draw:layer="layout" svg:width="0.832cm" svg:height="1.204cm" svg:x="9.5cm" svg:y="4.8cm">
          <draw:text-box>
            <text:p><text:span text:style-name="T4">*</text:span></text:p>
          </draw:text-box>
        </draw:frame>
        <draw:frame draw:style-name="gr6" draw:text-style-name="P5" draw:layer="layout" svg:width="0.832cm" svg:height="1.204cm" svg:x="5cm" svg:y="4.8cm">
          <draw:text-box>
            <text:p><text:span text:style-name="T4">*</text:span></text:p>
          </draw:text-box>
        </draw:frame>
        <draw:frame draw:style-name="gr6" draw:text-style-name="P7" draw:layer="layout" svg:width="0.815cm" svg:height="0.886cm" svg:x="20.5cm" svg:y="9.4cm">
          <draw:text-box>
            <text:p text:style-name="P6"><text:span text:style-name="T5">1</text:span></text:p>
          </draw:text-box>
        </draw:frame>
        <draw:frame draw:style-name="gr6" draw:text-style-name="P5" draw:layer="layout" svg:width="0.832cm" svg:height="1.204cm" svg:x="24.8cm" svg:y="9.4cm">
          <draw:text-box>
            <text:p><text:span text:style-name="T4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 serif1" svg:font-family="'San serif'" style:font-family-generic="swiss"/>
    <style:font-face style:name="Sans serif1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 serif" svg:font-family="'San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nn Burgemeister</meta:initial-creator>
    <meta:creation-date>2017-11-07T23:07:07.420999524</meta:creation-date>
    <dc:date>2017-11-09T23:03:32.071957660</dc:date>
    <dc:creator>Finn Burgemeister</dc:creator>
    <meta:editing-duration>PT12M48S</meta:editing-duration>
    <meta:editing-cycles>2</meta:editing-cycles>
    <meta:generator>LibreOffice/4.4.3.2$Linux_X86_64 LibreOffice_project/40m0$Build-2</meta:generator>
    <meta:document-statistic meta:object-count="37"/>
  </office:meta>
</office:document-meta>
</file>